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8.767cm" fo:margin-left="6.59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14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28acf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d62a5" officeooo:paragraph-rsid="001d62a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8989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paragraph-rsid="001eb18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paragraph-rsid="002093a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248c1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paragraph-rsid="00274b2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093af" officeooo:paragraph-rsid="002093a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-complex="Times New Roman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2093af"/>
    </style:style>
    <style:style style:name="P18" style:family="paragraph" style:parent-style-name="Standard" style:master-page-name="Standard">
      <style:paragraph-properties fo:text-align="start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 style:master-page-name="Преобразование_20_1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fo:font-weight="normal" officeooo:rsid="002093af" officeooo:paragraph-rsid="002093af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officeooo:rsid="0016e341" officeooo:paragraph-rsid="0016e341" style:font-size-asian="14pt" style:font-size-complex="14pt"/>
    </style:style>
    <style:style style:name="P24" style:family="paragraph" style:parent-style-name="Table_20_Contents">
      <style:paragraph-properties fo:margin-top="0cm" fo:margin-bottom="0.353cm" loext:contextual-spacing="false" fo:text-align="start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margin-top="0cm" fo:margin-bottom="0.353cm" loext:contextual-spacing="false" fo:text-align="start" style:justify-single-word="false" style:snap-to-layout-grid="false"/>
      <style:text-properties fo:font-size="14pt" style:font-size-asian="14pt" style:font-size-complex="14pt"/>
    </style:style>
    <style:style style:name="P26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officeooo:rsid="0016e341" officeooo:paragraph-rsid="0016e341" style:font-size-asian="14pt" style:font-size-complex="14pt"/>
    </style:style>
    <style:style style:name="P27" style:family="paragraph" style:parent-style-name="Table_20_Contents">
      <style:paragraph-properties fo:margin-top="0cm" fo:margin-bottom="0.353cm" loext:contextual-spacing="false" fo:text-align="start" style:justify-single-word="false" text:number-lines="false" text:line-number="0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209b9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93af" style:font-size-asian="14pt" style:font-weight-asian="normal" style:font-size-complex="14pt" style:font-weight-complex="normal"/>
    </style:style>
    <style:style style:name="T5" style:family="text">
      <style:text-properties officeooo:rsid="0016e341"/>
    </style:style>
    <style:style style:name="T6" style:family="text">
      <style:text-properties officeooo:rsid="001d62a5"/>
    </style:style>
    <style:style style:name="T7" style:family="text">
      <style:text-properties officeooo:rsid="001eb181"/>
    </style:style>
    <style:style style:name="T8" style:family="text">
      <style:text-properties officeooo:rsid="001ec0e0"/>
    </style:style>
    <style:style style:name="T9" style:family="text">
      <style:text-properties officeooo:rsid="0020338b"/>
    </style:style>
    <style:style style:name="T10" style:family="text">
      <style:text-properties officeooo:rsid="002093af"/>
    </style:style>
    <style:style style:name="T11" style:family="text">
      <style:text-properties officeooo:rsid="002209b9"/>
    </style:style>
    <style:style style:name="T12" style:family="text">
      <style:text-properties officeooo:rsid="00228d88"/>
    </style:style>
    <style:style style:name="T13" style:family="text">
      <style:text-properties officeooo:rsid="002669f8"/>
    </style:style>
    <style:style style:name="T14" style:family="text">
      <style:text-properties officeooo:rsid="00274b2e"/>
    </style:style>
    <style:style style:name="T15" style:family="text">
      <style:text-properties officeooo:rsid="00295d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осковский Авиационный Институт</text:p>
      <text:p text:style-name="P12">(Национальный исследовательский Университет)</text:p>
      <text:p text:style-name="P12"/>
      <text:p text:style-name="P12"/>
      <text:p text:style-name="P12">Факультет: «Информационные технологии и прикладная математика»</text:p>
      <text:p text:style-name="P12">Кафедра: 806 «Вычислительная математика и программирование»</text:p>
      <text:p text:style-name="P12"/>
      <text:p text:style-name="P12"/>
      <text:p text:style-name="P12"/>
      <text:p text:style-name="P12"/>
      <text:p text:style-name="P13">Лабораторная работа</text:p>
      <text:p text:style-name="P13">по курсу «ООП»</text:p>
      <text:p text:style-name="P16"/>
      <text:p text:style-name="P13"/>
      <text:p text:style-name="P13"/>
      <text:p text:style-name="P13"/>
      <text:p text:style-name="P13">Тема:</text:p>
      <text:p text:style-name="P13">Простые классы.</text:p>
      <text:p text:style-name="P16"/>
      <text:p text:style-name="P16"/>
      <text:p text:style-name="P16"/>
      <text:p text:style-name="P16"/>
      <text:p text:style-name="P16"/>
      <text:p text:style-name="P1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Студент:</text:p>
          </table:table-cell>
          <table:table-cell table:style-name="Таблица1.B1" office:value-type="string">
            <text:p text:style-name="P26">Козлов А.Д.</text:p>
          </table:table-cell>
        </table:table-row>
        <table:table-row table:style-name="Таблица1.1">
          <table:table-cell table:style-name="Таблица1.A1" office:value-type="string">
            <text:p text:style-name="P27">Группа:</text:p>
          </table:table-cell>
          <table:table-cell table:style-name="Таблица1.B1" office:value-type="string">
            <text:p text:style-name="P27">М80-20<text:span text:style-name="T5">6</text:span>Б-18</text:p>
          </table:table-cell>
        </table:table-row>
        <table:table-row table:style-name="Таблица1.1">
          <table:table-cell table:style-name="Таблица1.A1" office:value-type="string">
            <text:p text:style-name="P27">Преподаватель:</text:p>
          </table:table-cell>
          <table:table-cell table:style-name="Таблица1.B1" office:value-type="string">
            <text:p text:style-name="P27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4">Вариант:</text:p>
          </table:table-cell>
          <table:table-cell table:style-name="Таблица1.B1" office:value-type="string">
            <text:p text:style-name="P23">7</text:p>
          </table:table-cell>
        </table:table-row>
        <table:table-row table:style-name="Таблица1.5">
          <table:table-cell table:style-name="Таблица1.A1" office:value-type="string">
            <text:p text:style-name="P27">Оценка:</text:p>
          </table:table-cell>
          <table:table-cell table:style-name="Таблица1.B1" office:value-type="string">
            <text:p text:style-name="P25"/>
          </table:table-cell>
        </table:table-row>
        <table:table-row table:style-name="Таблица1.6">
          <table:table-cell table:style-name="Таблица1.A1" office:value-type="string">
            <text:p text:style-name="P27">Дата:</text:p>
          </table:table-cell>
          <table:table-cell table:style-name="Таблица1.B1" office:value-type="string">
            <text:p text:style-name="P25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Москва</text:p>
      <text:p text:style-name="P14">2019</text:p>
      <text:p text:style-name="P19">1. Код программы на языке C++:</text:p>
      <text:p text:style-name="P2"><text:span text:style-name="T5">bigString.hpp</text:span>:</text:p>
      <text:p text:style-name="P1">#ifndef BIGSTRING_HPP</text:p>
      <text:p text:style-name="P1">#define BIGSTRING_HPP</text:p>
      <text:p text:style-name="P1"/>
      <text:p text:style-name="P1">struct BigString{</text:p>
      <text:p text:style-name="P1"><text:s text:c="4"/>BigString();</text:p>
      <text:p text:style-name="P1"><text:s text:c="4"/>BigString(unsigned long long n1, unsigned long long n2);</text:p>
      <text:p text:style-name="P1"><text:s text:c="4"/>~BigString();</text:p>
      <text:p text:style-name="P1"/>
      <text:p text:style-name="P1"><text:s text:c="4"/>void shiftLeft(int shift);</text:p>
      <text:p text:style-name="P1"><text:s text:c="4"/>void shiftRight(int shift);</text:p>
      <text:p text:style-name="P1"><text:s text:c="4"/>void print_bits(); //вспомогательная функция для вывода побитово строки</text:p>
      <text:p text:style-name="P1"/>
      <text:p text:style-name="P1"><text:s text:c="4"/>BigString BS_and(const BigString&amp; s2); //возвращает результат побитовгого и(&amp;) для двух строк</text:p>
      <text:p text:style-name="P1"><text:s text:c="4"/>BigString BS_or(const BigString&amp; s2); //возвращает результат побитовгого или(|) для двух строк</text:p>
      <text:p text:style-name="P1"><text:s text:c="4"/>BigString BS_xor(const BigString&amp; s2); //возвращает результат исключающего или для двух строк</text:p>
      <text:p text:style-name="P1"><text:s text:c="4"/>BigString BS_not(); //возвращает битовую инверсию</text:p>
      <text:p text:style-name="P1"/>
      <text:p text:style-name="P1"><text:s text:c="4"/>int numof_units(); //вернет кол-во единиц в строке</text:p>
      <text:p text:style-name="P1"><text:s/>BigString* comparison(BigString&amp; s2); // вернет указатель на стрку с наибольшим кол-вом единиц</text:p>
      <text:p text:style-name="P1"/>
      <text:p text:style-name="P1">private:</text:p>
      <text:p text:style-name="P1"><text:s text:c="4"/>unsigned long long lString; //левое поле строки</text:p>
      <text:p text:style-name="P1"><text:s text:c="4"/>unsigned long long rString; //правое поле строки</text:p>
      <text:p text:style-name="P1">};</text:p>
      <text:p text:style-name="P1"/>
      <text:p text:style-name="P1">#endif</text:p>
      <text:p text:style-name="P1"/>
      <text:p text:style-name="P3"><text:span text:style-name="T5">bigString</text:span>.cpp:</text:p>
      <text:p text:style-name="P5">#include &lt;iostream&gt;</text:p>
      <text:p text:style-name="P5">#include "bigString.hpp"</text:p>
      <text:p text:style-name="P5"/>
      <text:p text:style-name="P5">BigString::BigString():lString(0), rString(0){}</text:p>
      <text:p text:style-name="P5"/>
      <text:p text:style-name="P5">BigString::BigString(unsigned long long n1, unsigned long long n2):lString(n1), rString(n2){}</text:p>
      <text:p text:style-name="P5"/>
      <text:p text:style-name="P5">BigString::~BigString(){}</text:p>
      <text:p text:style-name="P5"/>
      <text:p text:style-name="P5">void BigString::shiftLeft(int shift)</text:p>
      <text:p text:style-name="P5"><text:soft-page-break/>{</text:p>
      <text:p text:style-name="P5"><text:s text:c="2"/>unsigned long long Mask_firstBit = 0x8000000000000000; // первый бит 1 остальные 0</text:p>
      <text:p text:style-name="P5"><text:s text:c="4"/>int bit;</text:p>
      <text:p text:style-name="P5"><text:s text:c="4"/>for(int i = 0; i &lt; shift; ++i)</text:p>
      <text:p text:style-name="P5"><text:s text:c="4"/>{</text:p>
      <text:p text:style-name="P5"><text:s text:c="8"/>if(this-&gt;rString&amp;Mask_firstBit)</text:p>
      <text:p text:style-name="P5"><text:s text:c="12"/>bit = 1;</text:p>
      <text:p text:style-name="P5"><text:s text:c="8"/>else</text:p>
      <text:p text:style-name="P5"><text:s text:c="12"/>bit <text:s/>= 0;</text:p>
      <text:p text:style-name="P5"/>
      <text:p text:style-name="P5"><text:s text:c="8"/>this-&gt;rString = this-&gt;rString &lt;&lt; 1;</text:p>
      <text:p text:style-name="P5"><text:s text:c="8"/>this-&gt;lString = this-&gt;lString &lt;&lt; 1;</text:p>
      <text:p text:style-name="P5"><text:s text:c="8"/>this-&gt;lString = this-&gt;lString | bit;</text:p>
      <text:p text:style-name="P5"><text:s text:c="4"/>}</text:p>
      <text:p text:style-name="P5">}</text:p>
      <text:p text:style-name="P5"/>
      <text:p text:style-name="P5">void BigString::shiftRight(int shift){</text:p>
      <text:p text:style-name="P5"><text:s text:c="4"/>unsigned long long Mask_lastBit = 1; // последний бит 1 остальные 0</text:p>
      <text:p text:style-name="P5"><text:s text:c="4"/>int bit;</text:p>
      <text:p text:style-name="P5"><text:s text:c="4"/>for(int i = 0; i &lt; shift; ++i)</text:p>
      <text:p text:style-name="P5"><text:s text:c="4"/>{</text:p>
      <text:p text:style-name="P5"><text:s text:c="8"/>if (this-&gt;lString&amp;Mask_lastBit)</text:p>
      <text:p text:style-name="P5"><text:s text:c="8"/>{</text:p>
      <text:p text:style-name="P5"><text:s text:c="12"/>bit = 1;</text:p>
      <text:p text:style-name="P5"><text:s text:c="8"/>}</text:p>
      <text:p text:style-name="P5"><text:s text:c="8"/>else</text:p>
      <text:p text:style-name="P5"><text:s text:c="8"/>{</text:p>
      <text:p text:style-name="P5"><text:s text:c="12"/>bit = 0;</text:p>
      <text:p text:style-name="P5"><text:s text:c="8"/>}</text:p>
      <text:p text:style-name="P5"><text:s text:c="8"/>this-&gt;lString = this-&gt;lString &gt;&gt; 1;</text:p>
      <text:p text:style-name="P5"><text:s text:c="8"/>this-&gt;rString = this-&gt;rString &gt;&gt; 1;</text:p>
      <text:p text:style-name="P5"><text:s text:c="8"/>if (bit)</text:p>
      <text:p text:style-name="P5"><text:s text:c="8"/>{</text:p>
      <text:p text:style-name="P5"><text:s text:c="12"/>this-&gt;rString= this-&gt;rString | 0x8000000000000000;</text:p>
      <text:p text:style-name="P5"><text:s text:c="8"/>}</text:p>
      <text:p text:style-name="P5"><text:s text:c="4"/>}</text:p>
      <text:p text:style-name="P5">}</text:p>
      <text:p text:style-name="P5"/>
      <text:p text:style-name="P5">BigString BigString::BS_and(const BigString&amp; s2)</text:p>
      <text:p text:style-name="P5">{</text:p>
      <text:p text:style-name="P5"><text:s text:c="4"/>BigString res(0, 0);</text:p>
      <text:p text:style-name="P5"><text:s text:c="4"/>unsigned long long value;</text:p>
      <text:p text:style-name="P5"><text:s text:c="4"/>unsigned long long mask = 0x8000000000000000;</text:p>
      <text:p text:style-name="P5"><text:s text:c="4"/>for(int i = 0; i &lt; 64; ++i)</text:p>
      <text:p text:style-name="P5"><text:soft-page-break/><text:s text:c="4"/>{</text:p>
      <text:p text:style-name="P5"><text:s text:c="8"/>value = (this-&gt;lString &amp; s2.lString) &amp; mask;</text:p>
      <text:p text:style-name="P5"><text:s text:c="8"/>if (value)</text:p>
      <text:p text:style-name="P5"><text:s text:c="8"/>{</text:p>
      <text:p text:style-name="P5"><text:s text:c="12"/>res.lString = res.lString | value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value = (this-&gt;rString &amp; s2.rString) &amp; mask;</text:p>
      <text:p text:style-name="P5"><text:s text:c="8"/>if (value)</text:p>
      <text:p text:style-name="P5"><text:s text:c="8"/>{</text:p>
      <text:p text:style-name="P5"><text:s text:c="12"/>res.rString = res.rString | value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return res;</text:p>
      <text:p text:style-name="P5">}</text:p>
      <text:p text:style-name="P5"/>
      <text:p text:style-name="P5">BigString BigString::BS_or(const BigString&amp; s2)</text:p>
      <text:p text:style-name="P5">{</text:p>
      <text:p text:style-name="P5"><text:s text:c="4"/>BigString res(0, 0);</text:p>
      <text:p text:style-name="P5"><text:s text:c="4"/>unsigned long long mask = 0x8000000000000000;</text:p>
      <text:p text:style-name="P5"><text:s text:c="4"/>unsigned long long value;</text:p>
      <text:p text:style-name="P5"/>
      <text:p text:style-name="P5"><text:s text:c="4"/>for(int i = 0; i &lt; 64; ++i)</text:p>
      <text:p text:style-name="P5"><text:s text:c="4"/>{</text:p>
      <text:p text:style-name="P5"><text:s text:c="8"/>value = (this-&gt;lString | s2.lString) &amp; mask;</text:p>
      <text:p text:style-name="P5"><text:s text:c="8"/>if (value)</text:p>
      <text:p text:style-name="P5"><text:s text:c="8"/>{</text:p>
      <text:p text:style-name="P5"><text:s text:c="12"/>res.lString = res.lString | value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value = (this-&gt;rString | s2.rString) &amp; mask;</text:p>
      <text:p text:style-name="P5"><text:s text:c="8"/>if (value)</text:p>
      <text:p text:style-name="P5"><text:s text:c="8"/>{</text:p>
      <text:p text:style-name="P5"><text:s text:c="12"/>res.rString = res.rString | value;</text:p>
      <text:p text:style-name="P5"><text:s text:c="8"/>}</text:p>
      <text:p text:style-name="P5"><text:s text:c="8"/>mask = mask &gt;&gt; 1;</text:p>
      <text:p text:style-name="P5"><text:soft-page-break/><text:s text:c="4"/>}</text:p>
      <text:p text:style-name="P5"><text:s text:c="4"/>return res;</text:p>
      <text:p text:style-name="P5">}</text:p>
      <text:p text:style-name="P5"/>
      <text:p text:style-name="P5">BigString BigString::BS_xor(const BigString&amp; s2)</text:p>
      <text:p text:style-name="P5">{</text:p>
      <text:p text:style-name="P5"><text:s text:c="4"/>BigString res(0, 0);</text:p>
      <text:p text:style-name="P5"><text:s text:c="4"/>unsigned long long mask = 0x8000000000000000;</text:p>
      <text:p text:style-name="P5"><text:s text:c="4"/>unsigned long long value1;</text:p>
      <text:p text:style-name="P5"><text:s text:c="4"/>unsigned long long value2;</text:p>
      <text:p text:style-name="P5"><text:s text:c="4"/>for(int i = 0; i &lt; 64; ++i)</text:p>
      <text:p text:style-name="P5"><text:s text:c="4"/>{</text:p>
      <text:p text:style-name="P5"><text:s text:c="8"/>value1 = this-&gt;lString &amp; mask;</text:p>
      <text:p text:style-name="P5"><text:s text:c="8"/>value2 = s2.lString &amp; mask;</text:p>
      <text:p text:style-name="P5"><text:s text:c="8"/>if ((value1 != 0 &amp;&amp; value2 == 0) || (value1 == 0 &amp;&amp; value2 != 0))</text:p>
      <text:p text:style-name="P5"><text:s text:c="8"/>{</text:p>
      <text:p text:style-name="P5"><text:s text:c="12"/>res.lString = res.lString | mask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value1 = this-&gt;rString &amp; mask;</text:p>
      <text:p text:style-name="P5"><text:s text:c="8"/>value2 = s2.rString &amp; mask;</text:p>
      <text:p text:style-name="P5"><text:s text:c="8"/>if ((value1 != 0 &amp;&amp; value2 == 0) || (value1 == 0 &amp;&amp; value2 != 0))</text:p>
      <text:p text:style-name="P5"><text:s text:c="8"/>{</text:p>
      <text:p text:style-name="P5"><text:s text:c="12"/>res.rString = res.rString | mask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return res;</text:p>
      <text:p text:style-name="P5">}</text:p>
      <text:p text:style-name="P5"/>
      <text:p text:style-name="P5">BigString BigString::BS_not()</text:p>
      <text:p text:style-name="P5">{</text:p>
      <text:p text:style-name="P5"><text:s text:c="4"/>BigString res(0, 0);</text:p>
      <text:p text:style-name="P5"><text:s text:c="4"/>unsigned long long mask = 0x8000000000000000;</text:p>
      <text:p text:style-name="P5"><text:s text:c="4"/>unsigned long long value;</text:p>
      <text:p text:style-name="P5"/>
      <text:p text:style-name="P5"><text:s text:c="4"/>for(int i = 0; i &lt; 64; ++i)</text:p>
      <text:p text:style-name="P5"><text:s text:c="4"/>{</text:p>
      <text:p text:style-name="P5"><text:s text:c="8"/>value = this-&gt;lString &amp; mask;</text:p>
      <text:p text:style-name="P5"><text:s text:c="8"/>if (!value)</text:p>
      <text:p text:style-name="P5"><text:s text:c="8"/>{</text:p>
      <text:p text:style-name="P5"><text:soft-page-break/><text:s text:c="12"/>res.lString = res.lString | mask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value = this-&gt;rString &amp; mask;</text:p>
      <text:p text:style-name="P5"><text:s text:c="8"/>if (!value)</text:p>
      <text:p text:style-name="P5"><text:s text:c="8"/>{</text:p>
      <text:p text:style-name="P5"><text:s text:c="12"/>res.rString = res.rString | mask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return res;</text:p>
      <text:p text:style-name="P5">}</text:p>
      <text:p text:style-name="P5"/>
      <text:p text:style-name="P5">int BigString::numof_units()</text:p>
      <text:p text:style-name="P5">{</text:p>
      <text:p text:style-name="P5"><text:s text:c="4"/>unsigned long long mask = 0x8000000000000000;</text:p>
      <text:p text:style-name="P5"><text:s text:c="4"/>int counter = 0;</text:p>
      <text:p text:style-name="P5"><text:s text:c="4"/>for(int i = 0; i &lt; 64; ++i)</text:p>
      <text:p text:style-name="P5"><text:s text:c="4"/>{</text:p>
      <text:p text:style-name="P5"><text:s text:c="8"/>if (this-&gt;lString &amp; mask)</text:p>
      <text:p text:style-name="P5"><text:s text:c="8"/>{</text:p>
      <text:p text:style-name="P5"><text:s text:c="12"/>counter++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mask = 0x8000000000000000;</text:p>
      <text:p text:style-name="P5"><text:s text:c="4"/>for(int i = 0; i &lt; 64; ++i)</text:p>
      <text:p text:style-name="P5"><text:s text:c="4"/>{</text:p>
      <text:p text:style-name="P5"><text:s text:c="8"/>if (this-&gt;rString &amp; mask)</text:p>
      <text:p text:style-name="P5"><text:s text:c="8"/>{</text:p>
      <text:p text:style-name="P5"><text:s text:c="12"/>counter++;</text:p>
      <text:p text:style-name="P5"><text:s text:c="8"/>}</text:p>
      <text:p text:style-name="P5"><text:s text:c="8"/>mask = mask &gt;&gt; 1;</text:p>
      <text:p text:style-name="P5"><text:s text:c="4"/>}</text:p>
      <text:p text:style-name="P5"><text:s text:c="4"/>return counter;</text:p>
      <text:p text:style-name="P5">}</text:p>
      <text:p text:style-name="P5"/>
      <text:p text:style-name="P5">BigString* BigString::comparison(BigString&amp; s2)</text:p>
      <text:p text:style-name="P5">{</text:p>
      <text:p text:style-name="P5"><text:s text:c="4"/>int value1 = this-&gt;numof_units();</text:p>
      <text:p text:style-name="P5"><text:s text:c="4"/>int value2 = s2.numof_units();</text:p>
      <text:p text:style-name="P5"><text:soft-page-break/><text:s text:c="4"/>if (value1 &gt;= value2)</text:p>
      <text:p text:style-name="P5"><text:s text:c="4"/>{</text:p>
      <text:p text:style-name="P5"><text:s text:c="8"/>return this;</text:p>
      <text:p text:style-name="P5"><text:s text:c="4"/>}</text:p>
      <text:p text:style-name="P5"><text:s text:c="4"/>else</text:p>
      <text:p text:style-name="P5"><text:s text:c="4"/>{</text:p>
      <text:p text:style-name="P5"><text:s text:c="8"/>return &amp;s2;</text:p>
      <text:p text:style-name="P5"><text:s text:c="4"/>}</text:p>
      <text:p text:style-name="P5">}</text:p>
      <text:p text:style-name="P5"/>
      <text:p text:style-name="P5">void BigString::print_bits()</text:p>
      <text:p text:style-name="P5">{</text:p>
      <text:p text:style-name="P5"><text:s text:c="4"/>unsigned long long Mask_firstBit = 0x8000000000000000; // первый бит 1 остальные 0</text:p>
      <text:p text:style-name="P5"><text:s text:c="4"/>unsigned long long num = this-&gt;lString;</text:p>
      <text:p text:style-name="P5"><text:s text:c="4"/>for(int i = 0; i &lt; 64; ++i)</text:p>
      <text:p text:style-name="P5"><text:s text:c="4"/>{</text:p>
      <text:p text:style-name="P5"><text:s text:c="8"/>if (num&amp;Mask_firstBit)</text:p>
      <text:p text:style-name="P5"><text:s text:c="8"/>{</text:p>
      <text:p text:style-name="P5"><text:s text:c="12"/>std::cout &lt;&lt; "1";</text:p>
      <text:p text:style-name="P5"><text:s text:c="8"/>}</text:p>
      <text:p text:style-name="P5"><text:s text:c="8"/>else</text:p>
      <text:p text:style-name="P5"><text:s text:c="8"/>{</text:p>
      <text:p text:style-name="P5"><text:s text:c="12"/>std::cout &lt;&lt; "0";</text:p>
      <text:p text:style-name="P5"><text:s text:c="8"/>}</text:p>
      <text:p text:style-name="P5"><text:s text:c="8"/>num = num &lt;&lt; 1;</text:p>
      <text:p text:style-name="P5"><text:s text:c="4"/>}</text:p>
      <text:p text:style-name="P5"><text:s text:c="4"/>num = this-&gt;rString;</text:p>
      <text:p text:style-name="P5"><text:s text:c="4"/>for(int i = 0; i &lt; 64; ++i)</text:p>
      <text:p text:style-name="P5"><text:s text:c="4"/>{</text:p>
      <text:p text:style-name="P5"><text:s text:c="8"/>if (num&amp;Mask_firstBit)</text:p>
      <text:p text:style-name="P5"><text:s text:c="8"/>{</text:p>
      <text:p text:style-name="P5"><text:s text:c="12"/>std::cout &lt;&lt; "1";</text:p>
      <text:p text:style-name="P5"><text:s text:c="8"/>}</text:p>
      <text:p text:style-name="P5"><text:s text:c="8"/>else</text:p>
      <text:p text:style-name="P5"><text:s text:c="8"/>{</text:p>
      <text:p text:style-name="P5"><text:s text:c="12"/>std::cout &lt;&lt; "0";</text:p>
      <text:p text:style-name="P5"><text:s text:c="8"/>}</text:p>
      <text:p text:style-name="P5"><text:s text:c="8"/>num = num &lt;&lt; 1;</text:p>
      <text:p text:style-name="P5"><text:s text:c="4"/>}</text:p>
      <text:p text:style-name="P5"><text:s text:c="4"/>std::cout &lt;&lt; "\n";</text:p>
      <text:p text:style-name="P5">}</text:p>
      <text:p text:style-name="P5"/>
      <text:p text:style-name="P5"/>
      <text:p text:style-name="P2"/>
      <text:p text:style-name="P22">main.cpp:</text:p>
      <text:p text:style-name="P5">#include &lt;iostream&gt;</text:p>
      <text:p text:style-name="P5">#include &lt;fstream&gt;</text:p>
      <text:p text:style-name="P5">#include "bigString.hpp"</text:p>
      <text:p text:style-name="P5"/>
      <text:p text:style-name="P5">void separator()</text:p>
      <text:p text:style-name="P5">{</text:p>
      <text:p text:style-name="P5"><text:s text:c="4"/>std::cout &lt;&lt;"==============";</text:p>
      <text:p text:style-name="P5"><text:s text:c="4"/>for(int i = 0; i &lt; 128; ++i)</text:p>
      <text:p text:style-name="P5"><text:s text:c="4"/>{</text:p>
      <text:p text:style-name="P5"><text:s text:c="8"/>std::cout &lt;&lt; "=";</text:p>
      <text:p text:style-name="P5"><text:s text:c="4"/>}</text:p>
      <text:p text:style-name="P5"><text:s text:c="4"/>std::cout &lt;&lt; std::endl;</text:p>
      <text:p text:style-name="P5">}</text:p>
      <text:p text:style-name="P5"/>
      <text:p text:style-name="P5">unsigned long long get_numfile(std::ifstream&amp; fin)</text:p>
      <text:p text:style-name="P5">{</text:p>
      <text:p text:style-name="P5"><text:s text:c="4"/>unsigned long long num = 0;</text:p>
      <text:p text:style-name="P5"><text:s text:c="4"/>char ch;</text:p>
      <text:p text:style-name="P5"><text:s text:c="4"/>while(fin.get(ch))</text:p>
      <text:p text:style-name="P5"><text:s text:c="4"/>{</text:p>
      <text:p text:style-name="P5"><text:s text:c="8"/>if (ch != ' ' &amp;&amp; ch != '\n' &amp;&amp; ch != EOF)</text:p>
      <text:p text:style-name="P5"><text:s text:c="8"/>{</text:p>
      <text:p text:style-name="P5"><text:s text:c="12"/>num = num * 10 + (ch - '0');</text:p>
      <text:p text:style-name="P5"><text:s text:c="8"/>}</text:p>
      <text:p text:style-name="P5"><text:s text:c="8"/>else</text:p>
      <text:p text:style-name="P5"><text:s text:c="8"/>{</text:p>
      <text:p text:style-name="P5"><text:s text:c="12"/>break;</text:p>
      <text:p text:style-name="P5"><text:s text:c="8"/>}</text:p>
      <text:p text:style-name="P5"><text:s text:c="4"/>}</text:p>
      <text:p text:style-name="P5"><text:s text:c="4"/>return num;</text:p>
      <text:p text:style-name="P5">}</text:p>
      <text:p text:style-name="P5"/>
      <text:p text:style-name="P5">int main(int argc, char* argv[])</text:p>
      <text:p text:style-name="P5">{</text:p>
      <text:p text:style-name="P5"><text:s text:c="4"/>unsigned long long n1;</text:p>
      <text:p text:style-name="P5"><text:s text:c="4"/>unsigned long long n2;</text:p>
      <text:p text:style-name="P5"/>
      <text:p text:style-name="P5"><text:s text:c="4"/>if (argc &lt; 2)</text:p>
      <text:p text:style-name="P5"><text:s text:c="4"/>{</text:p>
      <text:p text:style-name="P5"><text:s text:c="8"/>return 1;</text:p>
      <text:p text:style-name="P5"><text:s text:c="4"/>}</text:p>
      <text:p text:style-name="P5"/>
      <text:p text:style-name="P5"><text:s text:c="4"/>std::ifstream fin(argv[1], std::ios_base::in);</text:p>
      <text:p text:style-name="P5"/>
      <text:p text:style-name="P5"><text:soft-page-break/><text:s text:c="4"/>if (!fin.is_open())</text:p>
      <text:p text:style-name="P5"><text:s text:c="4"/>{</text:p>
      <text:p text:style-name="P5"><text:s text:c="8"/>std::cout &lt;&lt; "Нельзя отрыть файл!\n";</text:p>
      <text:p text:style-name="P5"><text:s text:c="8"/>return 2;</text:p>
      <text:p text:style-name="P5"><text:s text:c="4"/>}</text:p>
      <text:p text:style-name="P5"/>
      <text:p text:style-name="P5"><text:s text:c="4"/>n1 = get_numfile(fin);</text:p>
      <text:p text:style-name="P5"><text:s text:c="4"/>n2 = get_numfile(fin);</text:p>
      <text:p text:style-name="P5"><text:s text:c="4"/>BigString str1(n1, n2);</text:p>
      <text:p text:style-name="P5"/>
      <text:p text:style-name="P5"><text:s text:c="4"/>n1 = get_numfile(fin);</text:p>
      <text:p text:style-name="P5"><text:s text:c="4"/>n2 = get_numfile(fin);</text:p>
      <text:p text:style-name="P5"><text:s text:c="4"/>BigString str2(n1, n2);</text:p>
      <text:p text:style-name="P5"/>
      <text:p text:style-name="P5"><text:s text:c="4"/>separator();</text:p>
      <text:p text:style-name="P5"><text:s text:c="4"/>std::cout &lt;&lt; "str1 <text:s text:c="9"/>";</text:p>
      <text:p text:style-name="P5"><text:s text:c="4"/>str1.print_bits();</text:p>
      <text:p text:style-name="P5"><text:s text:c="4"/>std::cout &lt;&lt; "str2 <text:s text:c="9"/>";</text:p>
      <text:p text:style-name="P5"><text:s text:c="4"/>str2.print_bits();</text:p>
      <text:p text:style-name="P5"><text:s text:c="4"/>std::cout &lt;&lt; "str1 and str2 ";</text:p>
      <text:p text:style-name="P5"><text:s text:c="4"/>str1.BS_and(str2).print_bits();</text:p>
      <text:p text:style-name="P5"><text:s text:c="4"/>separator();</text:p>
      <text:p text:style-name="P5"><text:s text:c="4"/>std::cout &lt;&lt; "str1 <text:s text:c="9"/>";</text:p>
      <text:p text:style-name="P5"><text:s text:c="4"/>str1.print_bits();</text:p>
      <text:p text:style-name="P5"><text:s text:c="4"/>std::cout &lt;&lt; "str2 <text:s text:c="9"/>";</text:p>
      <text:p text:style-name="P5"><text:s text:c="4"/>str2.print_bits();</text:p>
      <text:p text:style-name="P5"><text:s text:c="4"/>std::cout &lt;&lt; "str1 or str2 <text:s/>";</text:p>
      <text:p text:style-name="P5"><text:s text:c="4"/>str1.BS_or(str2).print_bits();</text:p>
      <text:p text:style-name="P5"><text:s text:c="4"/>separator();</text:p>
      <text:p text:style-name="P5"><text:s text:c="4"/>std::cout &lt;&lt; "str1 <text:s text:c="9"/>";</text:p>
      <text:p text:style-name="P5"><text:s text:c="4"/>str1.print_bits();</text:p>
      <text:p text:style-name="P5"><text:s text:c="4"/>std::cout &lt;&lt; "str2 <text:s text:c="9"/>";</text:p>
      <text:p text:style-name="P5"><text:s text:c="4"/>str2.print_bits();</text:p>
      <text:p text:style-name="P5"><text:s text:c="4"/>std::cout &lt;&lt; "str1 xor str2 ";</text:p>
      <text:p text:style-name="P5"><text:s text:c="4"/>str1.BS_xor(str2).print_bits();</text:p>
      <text:p text:style-name="P5"><text:s text:c="4"/>separator();</text:p>
      <text:p text:style-name="P5"><text:s text:c="4"/>std::cout &lt;&lt; "str1 <text:s text:c="9"/>";</text:p>
      <text:p text:style-name="P5"><text:s text:c="4"/>str1.print_bits();</text:p>
      <text:p text:style-name="P5"><text:s text:c="4"/>std::cout &lt;&lt; "not str1 <text:s text:c="5"/>";</text:p>
      <text:p text:style-name="P5"><text:s text:c="4"/>str1.BS_not().print_bits();</text:p>
      <text:p text:style-name="P5"><text:s text:c="4"/>separator();</text:p>
      <text:p text:style-name="P5"><text:s text:c="4"/>std::cout &lt;&lt; "str2 <text:s text:c="9"/>";</text:p>
      <text:p text:style-name="P5"><text:s text:c="4"/>str2.print_bits();</text:p>
      <text:p text:style-name="P5"><text:s text:c="4"/>std::cout &lt;&lt; "not str2 <text:s text:c="5"/>";</text:p>
      <text:p text:style-name="P5"><text:s text:c="4"/>str2.BS_not().print_bits();</text:p>
      <text:p text:style-name="P5"><text:soft-page-break/><text:s text:c="4"/>separator();</text:p>
      <text:p text:style-name="P5"><text:s text:c="4"/>std::cout &lt;&lt; "Num of units in str1: " &lt;&lt; str1.numof_units() &lt;&lt; std::endl;</text:p>
      <text:p text:style-name="P5"><text:s text:c="4"/>std::cout &lt;&lt; "Num of units in str2: " &lt;&lt; str2.numof_units() &lt;&lt; std::endl;</text:p>
      <text:p text:style-name="P5"><text:s text:c="4"/>separator();</text:p>
      <text:p text:style-name="P5"><text:s text:c="4"/>BigString* p = str1.comparison(str2);</text:p>
      <text:p text:style-name="P5"><text:s text:c="4"/>std::cout &lt;&lt; "Max in str1 and str2:\n";</text:p>
      <text:p text:style-name="P5"><text:s text:c="4"/>p-&gt;print_bits();</text:p>
      <text:p text:style-name="P5"/>
      <text:p text:style-name="P5"><text:s text:c="4"/>fin.close();</text:p>
      <text:p text:style-name="P5"><text:s text:c="4"/>return 0;</text:p>
      <text:p text:style-name="P5">}</text:p>
      <text:p text:style-name="P5"/>
      <text:p text:style-name="P2">CmakeLists.txt:</text:p>
      <text:p text:style-name="P5">cmake_minimum_required(VERSION 3.1)</text:p>
      <text:p text:style-name="P5"/>
      <text:p text:style-name="P5">project(oop_exercise_01)</text:p>
      <text:p text:style-name="P5"/>
      <text:p text:style-name="P5">add_executable(oop_exercise_01 main.cpp bigString.cpp)</text:p>
      <text:p text:style-name="P5"/>
      <text:p text:style-name="P2">2. Ссылка на репозиторий на GitHub.</text:p>
      <text:p text:style-name="P16"><text:span text:style-name="Internet_20_link"><text:span text:style-name="T3">https://github.com/ArtemKD/oop_exercise_01</text:span></text:span></text:p>
      <text:p text:style-name="P2">3. Набор testcases.</text:p>
      <text:p text:style-name="P5">test_01.t<text:span text:style-name="T6">xt</text:span>:</text:p>
      <text:p text:style-name="P6">12868426913406380000 5193880475836733000</text:p>
      <text:p text:style-name="P6">12918000598641058000 11398999006967146000</text:p>
      <text:p text:style-name="P6"/>
      <text:p text:style-name="P5">test_02.t<text:span text:style-name="T6">xt</text:span>:</text:p>
      <text:p text:style-name="P5">11093947366930840000 12809315413885479000</text:p>
      <text:p text:style-name="P5">8591448501686567000 7091160512692316000</text:p>
      <text:p text:style-name="P5"/>
      <text:p text:style-name="P5">test_03.t<text:span text:style-name="T6">xt</text:span>:</text:p>
      <text:p text:style-name="P5">5647118480700488000 15870949720163300000</text:p>
      <text:p text:style-name="P5">13670168416534604000 8221050084544006000</text:p>
      <text:p text:style-name="P5"/>
      <text:p text:style-name="P5">test_04.t<text:span text:style-name="T6">xt</text:span>:</text:p>
      <text:p text:style-name="P5">11023188960974280000 10712243251891943000</text:p>
      <text:p text:style-name="P5">15260885590755232000 11658364395506348000</text:p>
      <text:p text:style-name="P5"/>
      <text:p text:style-name="P4">test_05.txt:</text:p>
      <text:p text:style-name="P4">17490701296889190000 1907006900119359500</text:p>
      <text:p text:style-name="P4">696737765169393700 17953908319343747000</text:p>
      <text:p text:style-name="P5"/>
      <text:p text:style-name="P5"/>
      <text:p text:style-name="P5"/>
      <text:p text:style-name="P5"/>
      <text:p text:style-name="P2"><text:soft-page-break/></text:p>
      <text:p text:style-name="P2">4. Результаты выполнения тестов.</text:p>
      <text:p text:style-name="P5">test_0<text:span text:style-name="T9">1</text:span>.<text:span text:style-name="T9">txt</text:span>:</text:p>
      <text:p text:style-name="P5">=============================================================</text:p>
      <text:p text:style-name="P5">str1 <text:s text:c="9"/>10110010100101011101011000011001000011111010100111100111111000000100100000010100010111101100011001000000000101011101011001001000</text:p>
      <text:p text:style-name="P5">str2 <text:s text:c="9"/>10110011010001011111010100011010000110100100100010100000110100001001111000110001011000010011001111001101010011101010011000010000</text:p>
      <text:p text:style-name="P5">str1 and str2 10110010000001011101010000011000000010100000100010100000110000000000100000010000010000000000001001000000000001001000011000000000</text:p>
      <text:p text:style-name="P5">=============================================================</text:p>
      <text:p text:style-name="P5">str1 <text:s text:c="9"/>10110010100101011101011000011001000011111010100111100111111000000100100000010100010111101100011001000000000101011101011001001000</text:p>
      <text:p text:style-name="P5">str2 <text:s text:c="9"/>10110011010001011111010100011010000110100100100010100000110100001001111000110001011000010011001111001101010011101010011000010000</text:p>
      <text:p text:style-name="P5">str1 or str2 <text:s/>10110011110101011111011100011011000111111110100111100111111100001101111000110101011111111111011111001101010111111111011001011000</text:p>
      <text:p text:style-name="P5">=============================================================</text:p>
      <text:p text:style-name="P5">str1 <text:s text:c="9"/>10110010100101011101011000011001000011111010100111100111111000000100100000010100010111101100011001000000000101011101011001001000</text:p>
      <text:p text:style-name="P5">str2 <text:s text:c="9"/>10110011010001011111010100011010000110100100100010100000110100001001111000110001011000010011001111001101010011101010011000010000</text:p>
      <text:p text:style-name="P5">str1 xor str2 00000001110100000010001100000011000101011110000101000111001100001101011000100101001111111111010110001101010110110111000001011000</text:p>
      <text:p text:style-name="P5">=============================================================</text:p>
      <text:p text:style-name="P5">str1 <text:s text:c="9"/>10110010100101011101011000011001000011111010100111100111111000000100100000010100010111101100011001000000000101011101011001001000</text:p>
      <text:p text:style-name="P5">not<text:tab/>str1 <text:s text:c="5"/>01001101011010100010100111100110111100000101011000011000000111111011011111101011101000010011100110111111111010100010100110110111</text:p>
      <text:p text:style-name="P5">=============================================================</text:p>
      <text:p text:style-name="P5">str2 <text:s text:c="9"/>10110011010001011111010100011010000110100100100010100000110100001001111000110001011000010011001111001101010011101010011000010000</text:p>
      <text:p text:style-name="P5"><text:soft-page-break/>not str2 <text:s text:c="5"/>01001100101110100000101011100101111001011011011101011111001011110110000111001110100111101100110000110010101100010101100111101111</text:p>
      <text:p text:style-name="P5">=============================================================</text:p>
      <text:p text:style-name="P5">Num of units in str1: 57</text:p>
      <text:p text:style-name="P5">Num of units in str2: 56</text:p>
      <text:p text:style-name="P5">=============================================================</text:p>
      <text:p text:style-name="P5">Max in str1 and str2:</text:p>
      <text:p text:style-name="P5">10110010100101011101011000011001000011111010100111100111111000000100100000010100010111101100011001000000000101011101011001001000</text:p>
      <text:p text:style-name="P7">=============================================================</text:p>
      <text:p text:style-name="P5">str1 &gt;&gt; 3</text:p>
      <text:p text:style-name="P5">00010110010100101011101011000011001000011111010100111100111111000000100100000010100010111101100011001000000000101011101011001001</text:p>
      <text:p text:style-name="P5">=============================================================</text:p>
      <text:p text:style-name="P5">str1 &lt;&lt; 5</text:p>
      <text:p text:style-name="P5">11001010010101110101100001100100001111101010011110011111100000010010000001010001011110110001100100000000010101110101100100100000</text:p>
      <text:p text:style-name="P5">=============================================================</text:p>
      <text:p text:style-name="P20">test_0<text:span text:style-name="T8">2</text:span>.<text:span text:style-name="T8">txt</text:span>:</text:p>
      <text:p text:style-name="P8">=============================================================</text:p>
      <text:p text:style-name="P5">str1 <text:s text:c="9"/>10011001111101011001111001011010000110101100101011111001110000001011000111000011110101001000000010010100100101000110100001011000</text:p>
      <text:p text:style-name="P5">str2 <text:s text:c="9"/>01110111001110101111010011100100100100010001011100000000010110000110001001101000110111001110101001101100010011010110011101100000</text:p>
      <text:p text:style-name="P5">str1 and str2 00010001001100001001010001000000000100000000001000000000010000000010000001000000110101001000000000000100000001000110000001000000</text:p>
      <text:p text:style-name="P5">=============================================================</text:p>
      <text:p text:style-name="P5">str1 <text:s text:c="9"/>10011001111101011001111001011010000110101100101011111001110000001011000111000011110101001000000010010100100101000110100001011000</text:p>
      <text:p text:style-name="P5">str2 <text:s text:c="9"/>01110111001110101111010011100100100100010001011100000000010110000110001001101000110111001110101001101100010011010110011101100000</text:p>
      <text:p text:style-name="P5">str1 or str2 <text:s/>11111111111111111111111011111110100110111101111111111001110110001111001111101011110111001110101011111100110111010110111101111000</text:p>
      <text:p text:style-name="P5">=============================================================</text:p>
      <text:p text:style-name="P5">str1 <text:s text:c="9"/>10011001111101011001111001011010000110101100101011111001110000001011000111000011110101001000000010010100100101000110100001011000</text:p>
      <text:p text:style-name="P5">str2 <text:s text:c="9"/>01110111001110101111010011100100100100010001011100000000010110000110001001101000110111001110101001101100010011010110011101100000</text:p>
      <text:p text:style-name="P5">str1 xor str2 11101110110011110110101010111110100010111101110111111001100110001101001110101011000010000110101011111000110110010000111100111000</text:p>
      <text:p text:style-name="P5">=============================================================</text:p>
      <text:p text:style-name="P5">str1 <text:s text:c="9"/>10011001111101011001111001011010000110101100101011111001110000001011000111000011110101001000000010010100100101000110100001011000</text:p>
      <text:p text:style-name="P5">not str1 <text:s text:c="5"/>01100110000010100110000110100101111001010011010100000110001111110100111000111100001010110111111101101011011010111001011110100111</text:p>
      <text:p text:style-name="P5">=============================================================</text:p>
      <text:p text:style-name="P5">str2 <text:s text:c="9"/>01110111001110101111010011100100100100010001011100000000010110000110001001101000110111001110101001101100010011010110011101100000</text:p>
      <text:p text:style-name="P5">not str2 <text:s text:c="5"/>10001000110001010000101100011011011011101110100011111111101001111001110110010111001000110001010110010011101100101001100010011111</text:p>
      <text:p text:style-name="P5"><text:soft-page-break/>=============================================================</text:p>
      <text:p text:style-name="P5">Num of units in str1: 59</text:p>
      <text:p text:style-name="P5">Num of units in str2: 60</text:p>
      <text:p text:style-name="P5">=============================================================</text:p>
      <text:p text:style-name="P5">Max in str1 and str2:</text:p>
      <text:p text:style-name="P5">01110111001110101111010011100100100100010001011100000000010110000110001001101000110111001110101001101100010011010110011101100000</text:p>
      <text:p text:style-name="P5">=============================================================</text:p>
      <text:p text:style-name="P5">str1 &gt;&gt; 3</text:p>
      <text:p text:style-name="P5">00010011001111101011001111001011010000110101100101011111001110000001011000111000011110101001000000010010100100101000110100001011</text:p>
      <text:p text:style-name="P5">=============================================================</text:p>
      <text:p text:style-name="P5">str1 &lt;&lt; 5</text:p>
      <text:p text:style-name="P5">01100111110101100111100101101000011010110010101111100111000000101100011100001111010100100000001001010010010100011010000101100000</text:p>
      <text:p text:style-name="P5">=============================================================</text:p>
      <text:p text:style-name="P20">test_0<text:span text:style-name="T7">3</text:span>.<text:span text:style-name="T7">txt</text:span>:</text:p>
      <text:p text:style-name="P5">=============================================================</text:p>
      <text:p text:style-name="P5">str1 <text:s text:c="9"/>01001110010111101001100001010110101001101011001000111001010000001101110001000000111100001010111010111110011010110011001010100000</text:p>
      <text:p text:style-name="P5">str2 <text:s text:c="9"/>10111101101101100011000110111111010001110100111100101000111000000111001000010111000010010111111010110001111100001100011101110000</text:p>
      <text:p text:style-name="P5">str1 and str2 00001100000101100001000000010110000001100000001000101000010000000101000000000000000000000010111010110000011000000000001000100000</text:p>
      <text:p text:style-name="P5">=============================================================</text:p>
      <text:p text:style-name="P5">str1 <text:s text:c="9"/>01001110010111101001100001010110101001101011001000111001010000001101110001000000111100001010111010111110011010110011001010100000</text:p>
      <text:p text:style-name="P5">str2 <text:s text:c="9"/>10111101101101100011000110111111010001110100111100101000111000000111001000010111000010010111111010110001111100001100011101110000</text:p>
      <text:p text:style-name="P5">str1 or str2 <text:s/>11111111111111101011100111111111111001111111111100111001111000001111111001010111111110011111111010111111111110111111011111110000</text:p>
      <text:p text:style-name="P5">=============================================================</text:p>
      <text:p text:style-name="P5">str1 <text:s text:c="9"/>01001110010111101001100001010110101001101011001000111001010000001101110001000000111100001010111010111110011010110011001010100000</text:p>
      <text:p text:style-name="P5">str2 <text:s text:c="9"/>10111101101101100011000110111111010001110100111100101000111000000111001000010111000010010111111010110001111100001100011101110000</text:p>
      <text:p text:style-name="P5">str1 xor str2 11110011111010001010100111101001111000011111110100010001101000001010111001010111111110011101000000001111100110111111010111010000</text:p>
      <text:p text:style-name="P5">=============================================================</text:p>
      <text:p text:style-name="P5">str1 <text:s text:c="9"/>01001110010111101001100001010110101001101011001000111001010000001101110001000000111100001010111010111110011010110011001010100000</text:p>
      <text:p text:style-name="P5">not str1 <text:s text:c="5"/>10110001101000010110011110101001010110010100110111000110101111110010001110111111000011110101000101000001100101001100110101011111</text:p>
      <text:p text:style-name="P5">=============================================================</text:p>
      <text:p text:style-name="P5">str2 <text:s text:c="9"/>10111101101101100011000110111111010001110100111100101000111000000111001000010111000010010111111010110001111100001100011101110000</text:p>
      <text:p text:style-name="P5">not str2 <text:s text:c="5"/>01000010010010011100111001000000101110001011000011010111000111111000110111101000111101101000000101001110000011110011100010001111</text:p>
      <text:p text:style-name="P5"><text:soft-page-break/>=============================================================</text:p>
      <text:p text:style-name="P5">Num of units in str1: 60</text:p>
      <text:p text:style-name="P5">Num of units in str2: 67</text:p>
      <text:p text:style-name="P5">=============================================================</text:p>
      <text:p text:style-name="P5">Max in str1 and str2:</text:p>
      <text:p text:style-name="P5">10111101101101100011000110111111010001110100111100101000111000000111001000010111000010010111111010110001111100001100011101110000</text:p>
      <text:p text:style-name="P5">=============================================================</text:p>
      <text:p text:style-name="P5">str1 &gt;&gt; 3</text:p>
      <text:p text:style-name="P5">00001001110010111101001100001010110101001101011001000111001010000001101110001000000111100001010111010111110011010110011001010100</text:p>
      <text:p text:style-name="P5">=============================================================</text:p>
      <text:p text:style-name="P5">str1 &lt;&lt; 5</text:p>
      <text:p text:style-name="P5">00111001011110100110000101011010100110101100100011100101000000110111000100000011110000101011101011111001101011001100101010000000</text:p>
      <text:p text:style-name="P5">============================================================<text:span text:style-name="T15">=</text:span></text:p>
      <text:p text:style-name="P5"/>
      <text:p text:style-name="P20">test_04.<text:span text:style-name="T10">txt</text:span>:</text:p>
      <text:p text:style-name="P5">=============================================================</text:p>
      <text:p text:style-name="P5">str1 <text:s text:c="9"/>10011000111110100011101111110100111001101110000100010101010000001001010010101001100010000111101101010000100110000011011001011000</text:p>
      <text:p text:style-name="P5">str2 <text:s text:c="9"/>11010011110010011000111010010110110100101101011111001001000000001010000111001010110101001010011000101000001101111010111111100000</text:p>
      <text:p text:style-name="P5">str1 and str2 10010000110010000000101010010100110000101100000100000001000000001000000010001000100000000010001000000000000100000010011001000000</text:p>
      <text:p text:style-name="P5">=============================================================</text:p>
      <text:p text:style-name="P5">str1 <text:s text:c="9"/>10011000111110100011101111110100111001101110000100010101010000001001010010101001100010000111101101010000100110000011011001011000</text:p>
      <text:p text:style-name="P5">str2 <text:s text:c="9"/>11010011110010011000111010010110110100101101011111001001000000001010000111001010110101001010011000101000001101111010111111100000</text:p>
      <text:p text:style-name="P5">str1 or str2 <text:s/>11011011111110111011111111110110111101101111011111011101010000001011010111101011110111001111111101111000101111111011111111111000</text:p>
      <text:p text:style-name="P5">=============================================================</text:p>
      <text:p text:style-name="P5">str1 <text:s text:c="9"/>10011000111110100011101111110100111001101110000100010101010000001001010010101001100010000111101101010000100110000011011001011000</text:p>
      <text:p text:style-name="P5">str2 <text:s text:c="9"/>11010011110010011000111010010110110100101101011111001001000000001010000111001010110101001010011000101000001101111010111111100000</text:p>
      <text:p text:style-name="P5">str1 xor str2 01001011001100111011010101100010001101000011011011011100010000000011010101100011010111001101110101111000101011111001100110111000</text:p>
      <text:p text:style-name="P5">=============================================================</text:p>
      <text:p text:style-name="P5">str1 <text:s text:c="9"/>10011000111110100011101111110100111001101110000100010101010000001001010010101001100010000111101101010000100110000011011001011000</text:p>
      <text:p text:style-name="P5">not str1 <text:s text:c="5"/>01100111000001011100010000001011000110010001111011101010101111110110101101010110011101111000010010101111011001111100100110100111</text:p>
      <text:p text:style-name="P5">=============================================================</text:p>
      <text:p text:style-name="P5">str2 <text:s text:c="9"/>11010011110010011000111010010110110100101101011111001001000000001010000111001010110101001010011000101000001101111010111111100000</text:p>
      <text:p text:style-name="P5">not str2 <text:s text:c="5"/>00101100001101100111000101101001001011010010100000110110111111110101111000110101001010110101100111010111110010000101000000011111</text:p>
      <text:p text:style-name="P5"><text:soft-page-break/>=============================================================</text:p>
      <text:p text:style-name="P5">Num of units in str1: 59</text:p>
      <text:p text:style-name="P5">Num of units in str2: 62</text:p>
      <text:p text:style-name="P5">=============================================================</text:p>
      <text:p text:style-name="P5">Max in str1 and str2:</text:p>
      <text:p text:style-name="P5">11010011110010011000111010010110110100101101011111001001000000001010000111001010110101001010011000101000001101111010111111100000</text:p>
      <text:p text:style-name="P11">=============================================================</text:p>
      <text:p text:style-name="P11">str1 &gt;&gt; 3</text:p>
      <text:p text:style-name="P11">00010011000111110100011101111110100111001101110000100010101010000001001010010101001100010000111101101010000100110000011011001011</text:p>
      <text:p text:style-name="P11">=============================================================</text:p>
      <text:p text:style-name="P11">str1 &lt;&lt; 5</text:p>
      <text:p text:style-name="P11">01100011111010001110111111010011100110111000010001010101000000100101001010100110001000011110110101000010011000001101100101100000</text:p>
      <text:p text:style-name="P11">=============================================================</text:p>
      <text:p text:style-name="P21">test_05.txt:</text:p>
      <text:p text:style-name="P11">=============================================================</text:p>
      <text:p text:style-name="P11">str1 <text:s text:c="9"/>11110010101110110111010000101000111010011000101101010110011100000001101001110111000011001010110000000001110101010101000000001100</text:p>
      <text:p text:style-name="P11">str2 <text:s text:c="9"/>00001001101010110100111101001110010100101000010101110000001001001111100100101001000110000111111000011000011010100001111110111000</text:p>
      <text:p text:style-name="P11">str1 and str2 00000000101010110100010000001000010000001000000101010000001000000001100000100001000010000010110000000000010000000001000000001000</text:p>
      <text:p text:style-name="P11">=============================================================</text:p>
      <text:p text:style-name="P11">str1 <text:s text:c="9"/>11110010101110110111010000101000111010011000101101010110011100000001101001110111000011001010110000000001110101010101000000001100</text:p>
      <text:p text:style-name="P11">str2 <text:s text:c="9"/>00001001101010110100111101001110010100101000010101110000001001001111100100101001000110000111111000011000011010100001111110111000</text:p>
      <text:p text:style-name="P11">str1 or str2 <text:s/>11111011101110110111111101101110111110111000111101110110011101001111101101111111000111001111111000011001111111110101111110111100</text:p>
      <text:p text:style-name="P11">=============================================================</text:p>
      <text:p text:style-name="P11">str1 <text:s text:c="9"/>11110010101110110111010000101000111010011000101101010110011100000001101001110111000011001010110000000001110101010101000000001100</text:p>
      <text:p text:style-name="P11">str2 <text:s text:c="9"/>00001001101010110100111101001110010100101000010101110000001001001111100100101001000110000111111000011000011010100001111110111000</text:p>
      <text:p text:style-name="P11">str1 xor str2 11111011000100000011101101100110101110110000111000100110010101001110001101011110000101001101001000011001101111110100111110110100</text:p>
      <text:p text:style-name="P11">=============================================================</text:p>
      <text:p text:style-name="P11">str1 <text:s text:c="9"/>11110010101110110111010000101000111010011000101101010110011100000001101001110111000011001010110000000001110101010101000000001100</text:p>
      <text:p text:style-name="P11">not str1 <text:s text:c="5"/>00001101010001001000101111010111000101100111010010101001100011111110010110001000111100110101001111111110001010101010111111110011</text:p>
      <text:p text:style-name="P11">=============================================================</text:p>
      <text:p text:style-name="P11">str2 <text:s text:c="9"/>00001001101010110100111101001110010100101000010101110000001001001111100100101001000110000111111000011000011010100001111110111000</text:p>
      <text:p text:style-name="P11">not str2 <text:s text:c="5"/>11110110010101001011000010110001101011010111101010001111110110110000011011010110111001111000000111100111100101011110000001000111</text:p>
      <text:p text:style-name="P11"><text:soft-page-break/>=============================================================</text:p>
      <text:p text:style-name="P11">Num of units in str1: 58</text:p>
      <text:p text:style-name="P11">Num of units in str2: 59</text:p>
      <text:p text:style-name="P11">=============================================================</text:p>
      <text:p text:style-name="P11">Max in str1 and str2:</text:p>
      <text:p text:style-name="P11">00001001101010110100111101001110010100101000010101110000001001001111100100101001000110000111111000011000011010100001111110111000</text:p>
      <text:p text:style-name="P2">============================================================</text:p>
      <text:p text:style-name="P2">str1 &gt;&gt; 3</text:p>
      <text:p text:style-name="P2">00011110010101110110111010000101000111010011000101101010110011100000001101001110111000011001010110000000001110101010101000000001</text:p>
      <text:p text:style-name="P2">============================================================</text:p>
      <text:p text:style-name="P2">str1 &lt;&lt; 5</text:p>
      <text:p text:style-name="P2">11001010111011011101000010100011101001100010110101011001110000000110100111011100001100101011000000000111010101010100000000100000</text:p>
      <text:p text:style-name="P2">============================================================</text:p>
      <text:p text:style-name="P22">5. Объяснение результатов работы программы.</text:p>
      <text:p text:style-name="P8">1) При запуске <text:span text:style-name="T10">программы</text:span> <text:span text:style-name="T10">build</text:span>/oop_exercise_01 с аргумент<text:span text:style-name="T14">ами</text:span> <text:span text:style-name="T10">test_??.txt </text:span>объекты <text:span text:style-name="T10">srt1</text:span>, <text:span text:style-name="T10">str2</text:span> получают данные из файлов test_??.test.</text:p>
      <text:p text:style-name="P17"><text:span text:style-name="T4">2) Программа выполняет </text:span><text:span text:style-name="T1">операции: and, or, xor, not, </text:span><text:span text:style-name="T2">для строк полученных из тестов.</text:span></text:p>
      <text:p text:style-name="P5">3) <text:span text:style-name="T11">Побитовый сдвиг строк str1 и str2 вычисляется с помощью функций shiftLeft и </text:span>shiftRight, <text:span text:style-name="T11">затем выводится в стандартный поток вывода с помощью функции print_bits.</text:span></text:p>
      <text:p text:style-name="P9">4) <text:span text:style-name="T12">Для строк srt1 и str2 вычисляется результат битовых операция(and, or, xor, not) с помощью функций BS_and, BS_or, BS_xor, BS_not; результат выводится с помощью функции print_bits.</text:span></text:p>
      <text:p text:style-name="P5">5) <text:span text:style-name="T13">Вычисление количества единиц в строке осуществляется с помощью функции numof_units; функция возвращает значение типа int и выводится в стандартный вывод с помощью std::cout.</text:span></text:p>
      <text:p text:style-name="P10">6) <text:span text:style-name="T14">Сравнение строк по количеству единиц осуществляется с помощью функции comparison, которая использует предыдущую функцию <text:s/>numof_units; функция возвращает указатель на объект класса BigString, затем с помощью метода класса print_bits выводим слово с наибольшим количеством едининиц в стандартный вывод.</text:span></text:p>
      <text:p text:style-name="P16"/>
      <text:p text:style-name="P2">6. Вывод.</text:p>
      <text:p text:style-name="P5">Выполняя данную лабораторную я получил опыт работы с простыми классами, <text:s/>с системой сборки Cmake, с системой контроля версий GitHub, а также изучил основы работы с классами в C++. Создал класс, соответствующий варианту моего задания, реализовал для него <text:span text:style-name="T14">битовые</text:span> операции: «<text:span text:style-name="T14">И</text:span>»<text:span text:style-name="T14">(and),</text:span> «<text:span text:style-name="T14">ИЛИ</text:span>»<text:span text:style-name="T14">(or),</text:span> «<text:span text:style-name="T14">ОТРИЦАНИЕ</text:span>»<text:span text:style-name="T14">(not),</text:span> «<text:span text:style-name="T14">Исключающее или</text:span>»<text:span text:style-name="T14">(xor)</text:span>, а также операции побитового сдвига<text:span text:style-name="T14">(shiftLeft и shiftRight)</text:span>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15:30.862151000</meta:creation-date>
    <dc:date>2019-09-27T14:45:09.961828796</dc:date>
    <meta:editing-cycles>20</meta:editing-cycles>
    <meta:editing-duration>PT1H3M55S</meta:editing-duration>
    <meta:generator>LibreOffice/6.0.7.3$Linux_X86_64 LibreOffice_project/00m0$Build-3</meta:generator>
    <meta:document-statistic meta:table-count="1" meta:image-count="0" meta:object-count="0" meta:page-count="21" meta:paragraph-count="541" meta:word-count="1679" meta:character-count="25169" meta:non-whitespace-character-count="21895"/>
  </office:meta>
</office:document-meta>
</file>